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list-style-name="L1">
      <style:paragraph-properties fo:text-align="start" style:justify-single-word="false"/>
      <style:text-properties fo:font-size="15pt" style:font-size-asian="15pt" style:font-size-complex="15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ssier d'initialisation de la conception</text:p>
      <text:p text:style-name="P1"/>
      <text:p text:style-name="P3">Charte graphique</text:p>
      <text:p text:style-name="P2"/>
      <text:p text:style-name="P2">Nous utiliserons la charte graphique de l'INSA</text:p>
      <text:p text:style-name="P2"/>
      <text:p text:style-name="P3">Guide de style </text:p>
      <text:p text:style-name="P2"/>
      <text:p text:style-name="P2">Le développement de l'application se fera conformément au guide de style fourni par Oracle.</text:p>
      <text:p text:style-name="P2"/>
      <text:p text:style-name="P2"><text:span text:style-name="T1">Métaphores </text:span>:</text:p>
      <text:p text:style-name="P2"/>
      <text:p text:style-name="P2">profile : superviseur </text:p>
      <text:p text:style-name="P2"/>
      <text:p text:style-name="P2">description : </text:p>
      <text:p text:style-name="P2"/>
      <text:p text:style-name="P2">L'interface est composé de deux mode différent : mode édition, mode suivit. </text:p>
      <text:p text:style-name="P2">Dans les deux cas la fenêtre est divisée en deux parties : une vue graphique et une vue textuelle. </text:p>
      <text:p text:style-name="P2">La vue textuelle décrit l'itinéraire des livreurs. On y trouve une liste de livraison ordonnée par plage horaire. La livraison contient les informations suivantes : horaires d'arrivée et de départ prévue et effective, adresse, le nom du client et le numéro du colis. </text:p>
      <text:p text:style-name="P2">Dans la fenêtre d'édition, Un clic droit sur une livraison donne accès à trois option : ajouter une livraison avant/après, intervertir avec un autre livraison et supprimer la livraison. </text:p>
      <text:p text:style-name="P2">Un bouton en bas à gauche permet de calculer l'itinéraire le plus court. </text:p>
      <text:p text:style-name="P2">Une liste en haut à droite permet de sélectionner le livreur. </text:p>
      <text:p text:style-name="P2">La vue graphique représente un plan d'une partie de la ville. </text:p>
      <text:p text:style-name="P2">Le superviseur dispose d'un bouton pour sauvegarder sans valider et d'un autre pour valider.</text:p>
      <text:p text:style-name="P2">Dans la fenêtre de suivit, un clic droit donne accès à deux de ces options : intervertir et supprimer. </text:p>
      <text:p text:style-name="P2">On peut suivre la position du livreur en temps réel </text:p>
      <text:p text:style-name="P2"/>
      <text:p text:style-name="P2">Vocabulaire : </text:p>
      <text:p text:style-name="P2">plan, tronçon, adresse, livraison, plage horaire, livreur. </text:p>
      <text:p text:style-name="P2"/>
      <text:p text:style-name="P2">Symboles graphique</text:p>
      <text:p text:style-name="P2">forme : trait pointillés : itinéraire prévu, trait plein gras : itinéraire réalisé, point gras : Adresse de livraison, point : adresse de livraison potentiel, <text:s/>Point <text:soft-page-break/>d’exclamation : retard, triangle : position du livreur </text:p>
      <text:p text:style-name="P2"/>
      <text:p text:style-name="P2">Couleur</text:p>
      <text:p text:style-name="P2">rouge : retard, combinaison de vert/bleu : plage horaire donnée. </text:p>
      <text:p text:style-name="P2"/>
      <text:p text:style-name="P2">Objets manipulés : </text:p>
      <text:p text:style-name="P2">plan, livraison, plage horaire, itinéraire</text:p>
      <text:p text:style-name="P2">Profile : livreur </text:p>
      <text:p text:style-name="P2"/>
      <text:p text:style-name="P2">Description : </text:p>
      <text:p text:style-name="P2"/>
      <text:p text:style-name="P2">L'interface affiche sur une carte l'itinéraire que le livreur doit suivre. Appuyer sur un point de livraison permet d'afficher les détails de la livraison. Il dispose de bouton larges, adapté aux appareils mobiles. </text:p>
      <text:p text:style-name="P2">Le premier regroupe les informations sur la prochaine livraison : nom du client adresse, heure de passage estimée. Il permet de passer en mode GPS. </text:p>
      <text:p text:style-name="P2">Le deuxième permet de passer en mode client. </text:p>
      <text:p text:style-name="P2">Le troisième permet de signaler que le tournée est effectuée et qu'il est rentré à l’entrepôt. </text:p>
      <text:p text:style-name="P2"/>
      <text:p text:style-name="P2">Le mode GPS permet au client de se rendre au prochain point de livraison. En plus du gps, le livreur peut contacter le superviseur en cas de problème (embouteillage, panne...), passer en mode client ou revenir à la vue globale. </text:p>
      <text:p text:style-name="P2">Le mode client regroupe les information sur la localisation, le numéro de colis et le client. </text:p>
      <text:p text:style-name="P2">Le livreur dispose de deux options : </text:p>
      <text:list xml:id="list1211614934357894607" text:style-name="L1">
        <text:list-item>
          <text:p text:style-name="P5">valider la réception (si le client est présent)</text:p>
        </text:list-item>
        <text:list-item>
          <text:p text:style-name="P5">signaler un problème, il doit ensuite un préciser le motif et peut contacter le superviseur.</text:p>
        </text:list-item>
      </text:list>
      <text:p text:style-name="P2">Il peut toujours revenir à l'écran précédent.</text:p>
      <text:p text:style-name="P2">Lorsqu'il valide la réception le livreur a un récapitulatif du contenue du colis. </text:p>
      <text:p text:style-name="P2">Si tout est en ordre, il dispose d'un bouton signature qui lui donne accès à un cadre dans lequel le client peut signer et il valide la commande.</text:p>
      <text:p text:style-name="P2">Sinon il peut signaler un problème via le même formulaire que précédemment ou revenir à l'écran précédent.</text:p>
      <text:p text:style-name="P2"/>
      <text:p text:style-name="P2">Symboles graphique : </text:p>
      <text:p text:style-name="P2"/>
      <text:p text:style-name="P2">couleur</text:p>
      <text:p text:style-name="P2">bleu : tournée en cours, vert : tournée terminée.</text:p>
      <text:p text:style-name="P2"/>
      <text:p text:style-name="P2">Objets manipulés : livraison, itinéraire, plan, plan G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Rispal</meta:initial-creator>
    <meta:creation-date>2014-12-09T08:35:28.44</meta:creation-date>
    <dc:date>2014-12-16T10:04:59.66</dc:date>
    <dc:creator>Simon Rispal</dc:creator>
    <meta:editing-duration>PT4H12M58S</meta:editing-duration>
    <meta:editing-cycles>26</meta:editing-cycles>
    <meta:generator>OpenOffice/4.1.0$Win32 OpenOffice.org_project/410m18$Build-9764</meta:generator>
    <meta:document-statistic meta:table-count="0" meta:image-count="0" meta:object-count="0" meta:page-count="2" meta:paragraph-count="45" meta:word-count="544" meta:character-count="3320"/>
  </office:meta>
</office:document-meta>
</file>